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adornments="Bold" style:font-pitch="variable"/>
    <style:font-face style:name="Linux Libertine G" svg:font-family="'Linux Libertine G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b029"/>
    </style:style>
    <style:style style:name="P2" style:family="paragraph" style:parent-style-name="Heading_20_1">
      <style:paragraph-properties fo:break-before="page"/>
    </style:style>
    <style:style style:name="T1" style:family="text">
      <style:text-properties officeooo:rsid="001506c6"/>
    </style:style>
    <style:style style:name="T2" style:family="text">
      <style:text-properties officeooo:rsid="0016b0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toc1"/><text:span text:style-name="T1">Introduction</text:span></text:h>
      <text:p text:style-name="Text_20_body"><text:a xlink:type="simple" xlink:href="http://story-games.com/forums/comments.php?DiscussionID=11873&amp;page=1">On the Story-Games forums</text:a>, there was a competition to design a game in 365 seconds (6 minutes, 5 seconds).</text:p>
      <text:p text:style-name="Text_20_body">I wrote this game in response to my frustrations with a recent game of Cthulhutech where we spent more time figuring out how awesome we were than we did in being awesome.</text:p>
      <text:p text:style-name="Text_20_body">I cheated: I mulled this game over a lot before starting it. I changed one word after finishing - 'lost forever' to 'secure forever'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This work is licensed under the Creative Commons Attribution 3.0 Unported License. To view a copy of this license, visit http://creativecommons.org/licenses/by/3.0/.</text:span></text:p>
      <text:h text:style-name="P2" text:outline-level="1"><text:bookmark text:name="toc2"/>You Are Badass</text:h>
      <text:p text:style-name="Text_20_body">Humanity is fucked and you are badass.</text:p>
      <text:p text:style-name="Text_20_body">This game does not measure how fucked humanity is or how badass you are.</text:p>
      <text:h text:style-name="Heading_20_2" text:outline-level="2"><text:bookmark text:name="toc3"/>Rules</text:h>
      <text:p text:style-name="Text_20_body">When you try to do something, roll a die.</text:p>
      <text:p text:style-name="Quotations">1-2, you fail – badly.<text:line-break/>3-4, you fail but … or you succeed but …<text:line-break/>5-6, you succeed.</text:p>
      <text:p text:style-name="Text_20_body">Don't like your result? Like your result a lot? Explain how something that matters to you a lot is on the line, and roll another die. Now, you can distribute those dice between your goal and the thing that matters.</text:p>
      <text:p text:style-name="Text_20_body">Thing that matters:</text:p>
      <text:p text:style-name="Quotations">1-2, lost forever.<text:line-break/>3-4, lost for now.<text:line-break/>5-6, secure for now.</text:p>
      <text:p text:style-name="Text_20_body">Or, put BOTH dice on the one thing. If those are two fives or 2 sixes, the thing is succeeded mightily or secure forever. <text:span text:style-name="T2">[In that case, you fail badly or lose forever anything that doesn't get dice assigned to it.]</text:span></text:p>
      <text:p text:style-name="Text_20_body">Yes, you can keep adding things that matter to the roll.</text:p>
      <text:h text:style-name="Heading_20_2" text:outline-level="2"><text:bookmark text:name="toc4"/>Things That Matter</text:h>
      <text:p text:style-name="Text_20_body">Write down five things that matter to you, or ten or twenty if you like.</text:p>
      <text:h text:style-name="Heading_20_2" text:outline-level="2"><text:bookmark text:name="toc5"/>Badass Level</text:h>
      <text:p text:style-name="Text_20_body">You begin as a badass. See <text:span text:style-name="Strong_20_Emphasis">Appendix 1: List of Badasses</text:span>.</text:p>
      <text:p text:style-name="Text_20_body">If you lose everything that matters to you or you secure everything that matters to you, you become a motherfucker or you retire your character and make a motherfucker. Come up with another list of things that matter, this time things that matter to humanity.</text:p>
      <text:p text:style-name="Text_20_body">See <text:span text:style-name="Strong_20_Emphasis">Appendix 2: List of Motherfuckers</text:span>.</text:p>
      <text:h text:style-name="Heading_20_2" text:outline-level="2"><text:bookmark text:name="toc6"/>Playstyles</text:h>
      <text:p text:style-name="Text_20_body">This game can be played in two ways, either straight or ironically.</text:p>
      <text:p text:style-name="Text_20_body"><text:span text:style-name="Strong_20_Emphasis">Straight:</text:span> If you are ironic, you lose your character. If you are ironic again, you are kicked out of the session. If you are ironic again, you are not allowed to play <text:span text:style-name="Emphasis">You Are Badass</text:span> again.<text:line-break/><text:span text:style-name="Strong_20_Emphasis">Ironically:</text:span> This game cannot be played ironically.</text:p>
      <text:h text:style-name="Heading_20_2" text:outline-level="2"><text:bookmark text:name="toc7"/>Appendix 1: List of Badasses</text:h>
      <text:p text:style-name="Text_20_body">Cops, spies, agents, Freemasons, psychics, magicians, sorcerers, PIs, etc.</text:p>
      <text:h text:style-name="Heading_20_2" text:outline-level="2"><text:bookmark text:name="toc8"/>Appendix 2: List of Motherfuckers</text:h>
      <text:p text:style-name="Text_20_body">Mecha, monsters, people who can turn into monsters, people who can turn into mecha, demigods, things from the stars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inux Biolinum G" svg:font-family="'Linux Biolinum G'" style:font-adornments="Bold" style:font-pitch="variable"/>
    <style:font-face style:name="Linux Libertine G" svg:font-family="'Linux Libertine G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nux Libertine G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nux Biolinum G" fo:font-size="18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21cm" fo:margin-bottom="0cm" style:contextual-spacing="false"/>
      <style:text-properties style:font-name="Linux Biolinum G" fo:font-size="13pt" fo:font-weight="bold" style:font-name-asian="SimSun" style:font-size-asian="18pt" style:font-weight-asian="bold" style:font-name-complex="Mangal" style:font-size-complex="18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6T15:41:52.97</meta:creation-date>
    <dc:date>2012-12-26T16:23:25.98</dc:date>
    <meta:editing-duration>PT26M21S</meta:editing-duration>
    <meta:editing-cycles>1</meta:editing-cycles>
    <meta:document-statistic meta:table-count="0" meta:image-count="0" meta:object-count="0" meta:page-count="2" meta:paragraph-count="29" meta:word-count="432" meta:character-count="2426" meta:non-whitespace-character-count="2023"/>
    <meta:generator>LibreOffice/3.6$Windows_x86 LibreOffice_project/e29a214-2bbed72-0621de6-a97528c-8f066d</meta:generator>
  </office:meta>
</office:document-meta>
</file>